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4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his book was amazing - surprising plot and profound reflectio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title really disappointed me; I expected much more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captured the atmosphere brilliantly; I felt like I was right in the middle of the act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read this book with bated breath - gripping from the first page to the las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ly, the plot was predictable, and the characters were flat and uninteresting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antastic read for long winter evenings - recommended for any thriller enthusias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had moments that felt forced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ascinating world presented in this book - the author did a great job creating their univers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read it with bated breath, but the ending let me down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anguage used by the author was incredibly beautiful - each sentence was like a small poem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was deeply disappointed; I thought it would be something entirely differen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ly, I couldn't fully connect with the main character - he lacked depth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was a great escape from everyday life - excellent entertainme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lot was complex, but too convoluted - it was hard to keep up with all the thread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hooked me from the first pages; I couldn't put it dow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dibly wise and touching story that made me reflect on lif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rly developed characters made it hard for me to identify with the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managed to surprise the reader with unexpected plot twi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tely not my cup of tea; I couldn't get into the stor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glad I read this book, although I wouldn't necessarily recommend it to everyone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aptivating tale where every word matter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felt like some plotlines were left unresolved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lent for fans of mysterious stories - enigmatic until the very end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is too long; it could have been shortened by half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created characters that are easy to relate to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original plot; I haven't read anything like it befor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stly, I had mixed feelings after reading i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interesting language experiment, but not everyone may like i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is too slow; it lacked act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hooked me from the first pages; I couldn't put it dow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haracters were so realistic that I felt like I was talking to them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didn't expect such a plot twist - a masterful twis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essage in this book is very important and releva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ly, I didn't find anything intriguing in this stor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 book for a relaxing evening - light and enjoyabl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nding was too predictable; it lacked surprise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tackled difficult topics in a subtle and profound way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tely too long; at times, it was hard to maintain focu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-written dialogues made the characters very authentic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tory that stays in your memory long after reading 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worked well as reading material for school analysi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ascinating mix of genres, something for everyon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what predictable but still enjoyabl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felt like some plotlines were left unresolved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created a world easy to get lost i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dibly thrilling read; I recommend it to all thriller enthusia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 many side plots made it difficult to focus on the main story.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he book reminded me of other titles but had its unique charm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ly, I couldn't understand the motivations of some character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ascinating journey through the author's imagination, full of unexpected twi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couldn't put this book down; I read it non-stop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rly developed characters made it hard for me to identify with them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created an amazing atmosphere that draws you in from the first page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read it with bated breath, but the ending disappointed me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provided me with a lot of emotions - I laughed and cried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tely recommend for those who enjoy criminal mysterie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ascinating mix of genres, something for everyon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skillfully combined elements of fantasy with reality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is too complicated; it was hard to understand some plotline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rly developed intrigue made it difficult to maintain interes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created characters that are easy to lik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very inspiring read that made me reflect on myself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hoped for more, but unfortunately, the book didn't convince me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ed with mystery, it kept me guessing continuously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ly, I didn't understand the message in this book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predictable plot; it lacked surpris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skillfully combined elements of crime with psychological aspec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hooked me from the first pages; I couldn't put it down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tely too long; at times, it was hard to maintain focu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touched on important social issues in a subtle and effective way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incredible journey into the human psyche - unforgettable impressio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ly, I didn't find anything intriguing in this stor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wonderful story about love, sacrifice, and survival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felt like some plotlines were left unresolved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book I read in one breath - recommended for every adventure lover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ly, I couldn't understand the motivations of some character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created an amazing world, full of magic and mysterie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interesting perspective on life, although sometimes too pessimistic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is too slow; it lacked act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ascinating journey through the author's mind, full of philosophical reflectio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read it with bated breath, but the ending disappointed me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incredible pace of action made it impossible for me to put it dow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rly developed characters made it hard for me to identify with the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touched on difficult topics in a subtle and deep way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interesting mix of genres, something for everyon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ok reminded me of other titles but had its unique char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essage in this book is very important and releva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ly, I couldn't understand the motivations of some character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ascinating journey through the author's imagination, full of unexpected twi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couldn't put this book down; I read it non-stop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haracters were so realistic that I felt like I was talking to the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didn't expect such a plot twist - a masterful twis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essage in this book is very important and releva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ly, I didn't find anything intriguing in this stor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 book for a relaxing evening - light and enjoyabl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nding was too predictable; it lacked surprise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uthor created characters that are easy to relate to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original plot; I haven't read anything like it befor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stly, I had mixed feelings after reading i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glad I read this book, although I wouldn't necessarily recommend it to everyon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.00.0000</text:date>, <text:time style:data-style-name="N2" text:time-value="18:24:31.62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12-08T20:10:48.340000000</dc:date>
    <meta:editing-duration>PT5H50M57S</meta:editing-duration>
    <meta:editing-cycles>8</meta:editing-cycles>
    <meta:document-statistic meta:table-count="1" meta:cell-count="200" meta:object-count="0"/>
  </office:meta>
</office:document-meta>
</file>